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!</text:p>
      <text:p text:style-name="Standard">Bonjour <text:text-input text:description="">{{ object.name }}</text:text-input><text:s/>!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28T12:01:06</meta:creation-date>
    <dc:language>fr-FR</dc:language>
    <dc:date>2019-10-04T14:23:11.753485863</dc:date>
    <meta:editing-cycles>7</meta:editing-cycles>
    <meta:editing-duration>PT4M55S</meta:editing-duration>
    <meta:generator>LibreOffice/6.3.2.2$Linux_X86_64 LibreOffice_project/30$Build-2</meta:generator>
    <meta:document-statistic meta:table-count="0" meta:image-count="0" meta:object-count="0" meta:page-count="1" meta:paragraph-count="2" meta:word-count="9" meta:character-count="40" meta:non-whitespace-character-count="35"/>
  </office:meta>
</office:document-meta>
</file>